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815215859908142562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535821540294609533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5916820728807989031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9"><text:span text:style-name="T2"/></text:p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binning of each half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01T22:11:23.50</dc:date>
    <dc:creator>James Lombardi</dc:creator>
    <meta:editing-duration>PT18H27M31S</meta:editing-duration>
    <meta:editing-cycles>96</meta:editing-cycles>
    <meta:document-statistic meta:table-count="0" meta:image-count="0" meta:object-count="0" meta:page-count="11" meta:paragraph-count="328" meta:word-count="3597" meta:character-count="18320"/>
  </office:meta>
</office:document-meta>
</file>